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Orders" style:family="table">
      <style:table-properties style:width="22.675cm" fo:margin-left="1.27cm" fo:margin-right="-0.005cm" table:align="margins"/>
    </style:style>
    <style:style style:name="Orders.A" style:family="table-column">
      <style:table-column-properties style:column-width="2.298cm" style:rel-column-width="1303*"/>
    </style:style>
    <style:style style:name="Orders.B" style:family="table-column">
      <style:table-column-properties style:column-width="3.404cm" style:rel-column-width="1930*"/>
    </style:style>
    <style:style style:name="Orders.C" style:family="table-column">
      <style:table-column-properties style:column-width="2.237cm" style:rel-column-width="1268*"/>
    </style:style>
    <style:style style:name="Orders.D" style:family="table-column">
      <style:table-column-properties style:column-width="2.353cm" style:rel-column-width="1334*"/>
    </style:style>
    <style:style style:name="Orders.E" style:family="table-column">
      <style:table-column-properties style:column-width="2.699cm" style:rel-column-width="1530*"/>
    </style:style>
    <style:style style:name="Orders.F" style:family="table-column">
      <style:table-column-properties style:column-width="2.671cm" style:rel-column-width="1514*"/>
    </style:style>
    <style:style style:name="Orders.G" style:family="table-column">
      <style:table-column-properties style:column-width="2.716cm" style:rel-column-width="1540*"/>
    </style:style>
    <style:style style:name="Orders.H" style:family="table-column">
      <style:table-column-properties style:column-width="4.297cm" style:rel-column-width="2436*"/>
    </style:style>
    <style:style style:name="Orders.1" style:family="table-row">
      <style:table-row-properties style:min-row-height="0.596cm"/>
    </style:style>
    <style:style style:name="Orders.A1" style:family="table-cell">
      <style:table-cell-properties fo:padding="0cm" fo:border="none" style:writing-mode="page"/>
    </style:style>
    <style:style style:name="Orders.2" style:family="table-row">
      <style:table-row-properties style:min-row-height="1.808cm"/>
    </style:style>
    <style:style style:name="P1" style:family="paragraph" style:parent-style-name="Table_20_Contents">
      <style:paragraph-properties fo:text-align="center" style:justify-single-word="false"/>
      <style:text-properties fo:font-style="italic" officeooo:rsid="0008f160" officeooo:paragraph-rsid="0008f160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0a7595" officeooo:paragraph-rsid="000a7595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rsid="000ba567" officeooo:paragraph-rsid="000ba567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bold" officeooo:rsid="0008f160" officeooo:paragraph-rsid="0008f160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8f160" officeooo:paragraph-rsid="0008f16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08f160" officeooo:paragraph-rsid="000a7595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0a7595" officeooo:paragraph-rsid="000a7595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ext_20_body">
      <style:text-properties officeooo:paragraph-rsid="0008f160"/>
    </style:style>
    <style:style style:name="P10" style:family="paragraph" style:parent-style-name="Text_20_body">
      <style:text-properties officeooo:paragraph-rsid="00078b9b"/>
    </style:style>
    <style:style style:name="P11" style:family="paragraph" style:parent-style-name="Text_20_body">
      <style:text-properties officeooo:paragraph-rsid="0008f160"/>
    </style:style>
    <style:style style:name="P12" style:family="paragraph" style:parent-style-name="Heading_20_1">
      <style:text-properties officeooo:rsid="0008f160" officeooo:paragraph-rsid="0008f160"/>
    </style:style>
    <style:style style:name="P13" style:family="paragraph" style:parent-style-name="Heading_20_2">
      <style:text-properties officeooo:rsid="0008f160" officeooo:paragraph-rsid="0008f160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0d6b4b" officeooo:paragraph-rsid="000d6b4b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0f20d6" officeooo:paragraph-rsid="000f20d6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7595"/>
    </style:style>
    <style:style style:name="T3" style:family="text">
      <style:text-properties officeooo:rsid="000b82d1"/>
    </style:style>
    <style:style style:name="T4" style:family="text">
      <style:text-properties officeooo:rsid="000ba567"/>
    </style:style>
    <style:style style:name="T5" style:family="text">
      <style:text-properties officeooo:rsid="000d6b4b"/>
    </style:style>
    <style:style style:name="T6" style:family="text">
      <style:text-properties officeooo:rsid="000f2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dering <text:s/>&amp; Menu Tables</text:h>
      <text:p text:style-name="P10"/>
      <text:h text:style-name="P13" text:outline-level="2">Orders</text:h>
      <text:p text:style-name="P9"><text:span text:style-name="T5">This table will contain general information about orders made through the website. It will take information from other </text:span><text:span text:style-name="T6">item specific order tables to determine pricing.</text:span></text:p>
      <table:table table:name="Orders" table:style-name="Orders">
        <table:table-column table:style-name="Orders.A"/>
        <table:table-column table:style-name="Orders.B"/>
        <table:table-column table:style-name="Orders.C"/>
        <table:table-column table:style-name="Orders.D"/>
        <table:table-column table:style-name="Orders.E"/>
        <table:table-column table:style-name="Orders.F"/>
        <table:table-column table:style-name="Orders.G"/>
        <table:table-column table:style-name="Orders.H"/>
        <table:table-row table:style-name="Orders.1">
          <table:table-cell table:style-name="Orders.A1" office:value-type="string">
            <text:p text:style-name="P4">Column Name</text:p>
          </table:table-cell>
          <table:table-cell table:style-name="Orders.A1" office:value-type="string">
            <text:p text:style-name="P1">order_id</text:p>
          </table:table-cell>
          <table:table-cell table:style-name="Orders.A1" office:value-type="string">
            <text:p text:style-name="P1">customer_id</text:p>
          </table:table-cell>
          <table:table-cell table:style-name="Orders.A1" office:value-type="string">
            <text:p text:style-name="P2">date_ordered</text:p>
          </table:table-cell>
          <table:table-cell table:style-name="Orders.A1" office:value-type="string">
            <text:p text:style-name="P2">date_fulfilled</text:p>
          </table:table-cell>
          <table:table-cell table:style-name="Orders.A1" office:value-type="string">
            <text:p text:style-name="P3">base_price</text:p>
          </table:table-cell>
          <table:table-cell table:style-name="Orders.A1" office:value-type="string">
            <text:p text:style-name="P16">delivery_type</text:p>
          </table:table-cell>
          <table:table-cell table:style-name="Orders.A1" office:value-type="string">
            <text:p text:style-name="P2">order_status</text:p>
          </table:table-cell>
        </table:table-row>
        <table:table-row table:style-name="Orders.2">
          <table:table-cell table:style-name="Orders.A1" office:value-type="string">
            <text:p text:style-name="P4">Function</text:p>
          </table:table-cell>
          <table:table-cell table:style-name="Orders.A1" office:value-type="string">
            <text:p text:style-name="P6">-Unique identifier for each order. </text:p>
            <text:p text:style-name="P6">-Tracks total number of orders received.</text:p>
          </table:table-cell>
          <table:table-cell table:style-name="Orders.A1" office:value-type="string">
            <text:p text:style-name="P7">-Keeps track of who made the order.</text:p>
          </table:table-cell>
          <table:table-cell table:style-name="Orders.A1" office:value-type="string">
            <text:p text:style-name="P8">-<text:span text:style-name="T2">Tracks the date the order was created</text:span></text:p>
          </table:table-cell>
          <table:table-cell table:style-name="Orders.A1" office:value-type="string">
            <text:p text:style-name="P8">-<text:span text:style-name="T3">Tracks the day the order was/should be fulfilled.</text:span></text:p>
          </table:table-cell>
          <table:table-cell table:style-name="Orders.A1" office:value-type="string">
            <text:p text:style-name="P8">-<text:span text:style-name="T3">Tracks the total price </text:span><text:span text:style-name="T4">of only the items in this order, before taxes</text:span></text:p>
          </table:table-cell>
          <table:table-cell table:style-name="Orders.A1" office:value-type="string">
            <text:p text:style-name="P8">-<text:span text:style-name="T6">How the item was delivered to the customer</text:span></text:p>
            <text:p text:style-name="P8"/>
          </table:table-cell>
          <table:table-cell table:style-name="Orders.A1" office:value-type="string">
            <text:p text:style-name="P8">-<text:span text:style-name="T4">How far along the order is (Received, Viewed, On Hold, In Progress, Packaged, Shipped, Delivered, Refunded, Cancelled)</text:span></text:p>
          </table:table-cell>
        </table:table-row>
        <table:table-row>
          <table:table-cell table:style-name="Orders.A1" office:value-type="string">
            <text:p text:style-name="P5"><text:span text:style-name="T1">Additional</text:span> Info</text:p>
          </table:table-cell>
          <table:table-cell table:style-name="Orders.A1" office:value-type="string">
            <text:p text:style-name="P7">-Primary Key</text:p>
            <text:p text:style-name="P7">-AUTO_INCREMENT</text:p>
            <text:p text:style-name="P7">-INT</text:p>
            <text:p text:style-name="P7">-NOT NULL</text:p>
          </table:table-cell>
          <table:table-cell table:style-name="Orders.A1" office:value-type="string">
            <text:p text:style-name="P8">-<text:span text:style-name="T2">INT</text:span></text:p>
            <text:p text:style-name="P8">-<text:span text:style-name="T2">Matches exactly one customer_id in Customers table.</text:span></text:p>
            <text:p text:style-name="P8">-<text:span text:style-name="T2">NOT NULL</text:span></text:p>
            <text:p text:style-name="P8"/>
          </table:table-cell>
          <table:table-cell table:style-name="Orders.A1" office:value-type="string">
            <text:p text:style-name="P8">-<text:span text:style-name="T3">DATETIME</text:span></text:p>
            <text:p text:style-name="P8">-<text:span text:style-name="T3">NOT NULL</text:span></text:p>
          </table:table-cell>
          <table:table-cell table:style-name="Orders.A1" office:value-type="string">
            <text:p text:style-name="P8">-<text:span text:style-name="T3">DATETIME</text:span></text:p>
            <text:p text:style-name="P8">-<text:span text:style-name="T3">Fulfillment could be any of Successful deliver, order cancellation, refund date</text:span></text:p>
          </table:table-cell>
          <table:table-cell table:style-name="Orders.A1" office:value-type="string">
            <text:p text:style-name="P14">-FLOAT</text:p>
          </table:table-cell>
          <table:table-cell table:style-name="Orders.A1" office:value-type="string">
            <text:p text:style-name="P8">-<text:span text:style-name="T6">VARCHAR(12)</text:span></text:p>
            <text:p text:style-name="P8">-<text:span text:style-name="T6">Pick Up, Drop Off, Meetup</text:span></text:p>
          </table:table-cell>
          <table:table-cell table:style-name="Orders.A1" office:value-type="string">
            <text:p text:style-name="P8">-<text:span text:style-name="T4">VARCHAR</text:span><text:span text:style-name="T5">(10)</text:span></text:p>
          </table:table-cell>
        </table:table-row>
      </table:table>
      <text:p text:style-name="Standard"/>
      <text:h text:style-name="Heading_20_3" text:outline-level="3">Cake Orders</text:h>
      <text:p text:style-name="P9"><text:tab/></text:p>
      <text:h text:style-name="P12" text:outline-level="1">Customer Info Tables</text:h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47cm" style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7cm" fo:margin-right="0cm" fo:margin-top="0.353cm" fo:margin-bottom="0.212cm" style:contextual-spacing="false" fo:text-indent="0cm" style:auto-text-indent="false"/>
      <style:text-properties style:font-name="Liberation Serif1" fo:font-family="'Liberation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cm" fo:margin-right="0cm" fo:margin-top="0.247cm" fo:margin-bottom="0.212cm" style:contextual-spacing="false" fo:text-indent="0c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02:17.241084783</meta:creation-date>
    <dc:date>2023-12-10T13:23:15.364940440</dc:date>
    <meta:editing-duration>PT17M47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39" meta:word-count="157" meta:character-count="1039" meta:non-whitespace-character-count="917"/>
  </office:meta>
</office:document-meta>
</file>